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2" svg:x1="1.3091in" svg:y1="0.5201in" svg:x2="0.4547in" svg:y2="1.2909in">
        <text:p/>
      </draw:line>
      <draw:line text:anchor-type="page" text:anchor-page-number="2" draw:z-index="1" draw:style-name="gr2" draw:text-style-name="P2" svg:x1="0.8783in" svg:y1="0.9126in" svg:x2="1.9094in" svg:y2="1.8606in">
        <text:p/>
      </draw:lin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03:29:05.286373096</meta:creation-date>
    <dc:date>2014-06-29T03:39:38.981517442</dc:date>
    <meta:editing-duration>PT10M33S</meta:editing-duration>
    <meta:editing-cycles>1</meta:editing-cycles>
    <meta:generator>LibreOffice/4.4.0.0.alpha0$Linux_x86 LibreOffice_project/a85a0fe8580b822375e675b1fc9e2e74ba827d60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